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line-height="100%" fo:text-indent="0in" style:auto-text-indent="false"/>
      <style:text-properties fo:color="#000000" loext:opacity="100%" style:font-name="Liberation Serif" fo:font-size="12pt" fo:font-weight="bold" officeooo:paragraph-rsid="00119235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Heading_20_1">
      <style:paragraph-properties fo:margin-left="0in" fo:line-height="100%" fo:text-indent="0in" style:auto-text-indent="false"/>
      <style:text-properties fo:color="#000000" loext:opacity="100%" style:font-name="Liberation Serif" fo:font-size="12pt" officeooo:paragraph-rsid="00150db9" style:font-size-asian="12pt" style:font-size-complex="12pt"/>
    </style:style>
    <style:style style:name="P3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fo:color="#000000" loext:opacity="100%" style:font-name="Liberation Serif" fo:font-size="12pt" officeooo:paragraph-rsid="00119235" style:font-size-asian="12pt" style:font-size-complex="12pt"/>
    </style:style>
    <style:style style:name="P4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style:font-name="Liberation Serif" fo:font-size="12pt" officeooo:paragraph-rsid="001546b7" style:font-size-asian="12pt" style:font-size-complex="12pt"/>
    </style:style>
    <style:style style:name="P5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fo:color="#000000" loext:opacity="100%" style:font-name="Liberation Serif" fo:font-size="12pt" officeooo:paragraph-rsid="00119235" style:font-size-asian="12pt" style:font-size-complex="12pt"/>
    </style:style>
    <style:style style:name="P6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fo:color="#000000" loext:opacity="100%" style:font-name="Liberation Serif" fo:font-size="12pt" officeooo:paragraph-rsid="001c38be" style:font-size-asian="12pt" style:font-size-complex="12pt"/>
    </style:style>
    <style:style style:name="P7" style:family="paragraph" style:parent-style-name="Standard">
      <style:paragraph-properties fo:margin-left="0in" fo:margin-top="0in" fo:margin-bottom="0.0417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2pt" officeooo:paragraph-rsid="001c43da" style:font-size-asian="12pt" style:font-size-complex="12pt"/>
    </style:style>
    <style:style style:name="P8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officeooo:paragraph-rsid="001c43da"/>
    </style:style>
    <style:style style:name="P9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style:font-name="Liberation Serif" fo:font-size="12pt" officeooo:paragraph-rsid="001c43da" style:font-size-asian="12pt" style:font-size-complex="12pt"/>
    </style:style>
    <style:style style:name="P10" style:family="paragraph" style:parent-style-name="Standard">
      <style:paragraph-properties fo:margin-left="0in" fo:margin-top="0in" fo:margin-bottom="0.0835in" style:contextual-spacing="false" fo:line-height="100%" fo:text-align="justify" style:justify-single-word="false" fo:text-indent="0in" style:auto-text-indent="false"/>
      <style:text-properties style:font-name="Liberation Serif" fo:font-size="12pt" officeooo:paragraph-rsid="001546b7" style:font-size-asian="12pt" style:font-size-complex="12pt"/>
    </style:style>
    <style:style style:name="P11" style:family="paragraph" style:parent-style-name="Standard">
      <style:paragraph-properties fo:margin-left="0in" fo:margin-top="0in" fo:margin-bottom="0.0417in" style:contextual-spacing="false" fo:line-height="100%" fo:text-align="center" style:justify-single-word="false" fo:text-indent="0in" style:auto-text-indent="false"/>
      <style:text-properties style:font-name="DejaVu Sans Mono" fo:font-size="10pt" officeooo:paragraph-rsid="001546b7" style:font-size-asian="10pt" style:font-size-complex="10pt"/>
    </style:style>
    <style:style style:name="P12" style:family="paragraph" style:parent-style-name="Standard">
      <style:paragraph-properties fo:margin-left="0in" fo:margin-top="0in" fo:margin-bottom="0.0417in" style:contextual-spacing="false" fo:line-height="100%" fo:text-align="center" style:justify-single-word="false" fo:text-indent="0in" style:auto-text-indent="false"/>
      <style:text-properties style:font-name="DejaVu Sans Mono" fo:font-size="10pt" officeooo:paragraph-rsid="00179421" style:font-size-asian="10pt" style:font-size-complex="10pt"/>
    </style:style>
    <style:style style:name="T1" style:family="text">
      <style:text-properties officeooo:rsid="000e206e"/>
    </style:style>
    <style:style style:name="T2" style:family="text">
      <style:text-properties style:font-name-asian="Arial1" style:font-name-complex="Arial1"/>
    </style:style>
    <style:style style:name="T3" style:family="text">
      <style:text-properties officeooo:rsid="0013100b" style:font-name-asian="Arial1" style:font-name-complex="Arial1"/>
    </style:style>
    <style:style style:name="T4" style:family="text">
      <style:text-properties officeooo:rsid="00166f20" style:font-name-asian="Arial1" style:font-name-complex="Arial1"/>
    </style:style>
    <style:style style:name="T5" style:family="text">
      <style:text-properties officeooo:rsid="00179421" style:font-name-asian="Arial1" style:font-name-complex="Arial1"/>
    </style:style>
    <style:style style:name="T6" style:family="text">
      <style:text-properties officeooo:rsid="00196539" style:font-name-asian="Arial1" style:font-name-complex="Arial1"/>
    </style:style>
    <style:style style:name="T7" style:family="text">
      <style:text-properties officeooo:rsid="001c38be" style:font-name-asian="Arial1" style:font-name-complex="Arial1"/>
    </style:style>
    <style:style style:name="T8" style:family="text">
      <style:text-properties officeooo:rsid="001c43da" style:font-name-asian="Arial1" style:font-name-complex="Arial1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officeooo:rsid="00166f20" style:font-name-asian="Courier New" style:font-name-complex="Courier New"/>
    </style:style>
    <style:style style:name="T11" style:family="text">
      <style:text-properties fo:font-weight="bold" style:font-name-asian="Arial1" style:font-weight-asian="bold" style:font-name-complex="Arial1" style:font-weight-complex="bold"/>
    </style:style>
    <style:style style:name="T12" style:family="text">
      <style:text-properties fo:font-weight="bold" officeooo:rsid="001546b7" style:font-name-asian="Arial1" style:font-weight-asian="bold" style:font-name-complex="Arial1" style:font-weight-complex="bold"/>
    </style:style>
    <style:style style:name="T13" style:family="text">
      <style:text-properties fo:font-weight="bold" style:font-name-asian="Courier New" style:font-weight-asian="bold" style:font-name-complex="Courier New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66f20"/>
    </style:style>
    <style:style style:name="T16" style:family="text">
      <style:text-properties fo:color="#000000" loext:opacity="100%" officeooo:rsid="00179421" style:font-name-asian="Arial1" style:font-name-complex="Arial1"/>
    </style:style>
    <style:style style:name="T17" style:family="text">
      <style:text-properties fo:color="#000000" loext:opacity="100%" officeooo:rsid="00166f20" style:font-name-asian="Arial1" style:font-name-complex="Arial1"/>
    </style:style>
    <style:style style:name="T18" style:family="text">
      <style:text-properties fo:color="#000000" loext:opacity="100%" style:font-name="Liberation Serif" fo:font-size="12pt" style:font-name-asian="Arial1" style:font-size-asian="12pt" style:font-name-complex="Arial1" style:font-size-complex="12pt"/>
    </style:style>
    <style:style style:name="T19" style:family="text">
      <style:text-properties fo:color="#000000" loext:opacity="100%" style:font-name="Liberation Serif" fo:font-size="12pt" officeooo:rsid="001b04c5" style:font-name-asian="Arial1" style:font-size-asian="12pt" style:font-name-complex="Arial1" style:font-size-complex="12pt"/>
    </style:style>
    <style:style style:name="T20" style:family="text">
      <style:text-properties fo:color="#000000" loext:opacity="100%" style:font-name="Liberation Serif" fo:font-size="12pt" officeooo:rsid="00134565" style:font-name-asian="Arial1" style:font-size-asian="12pt" style:font-name-complex="Arial1" style:font-size-complex="12pt"/>
    </style:style>
    <style:style style:name="T21" style:family="text">
      <style:text-properties fo:color="#000000" loext:opacity="100%" style:font-name="Liberation Serif" fo:font-size="12pt" style:font-name-asian="Courier New" style:font-size-asian="12pt" style:font-name-complex="Courier New" style:font-size-complex="12pt"/>
    </style:style>
    <style:style style:name="T22" style:family="text">
      <style:text-properties fo:color="#000000" loext:opacity="100%" style:font-name="Liberation Serif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3" style:family="text">
      <style:text-properties fo:color="#000000" loext:opacity="100%" style:font-name="Liberation Serif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color="#000000" loext:opacity="100%" style:font-name-asian="Courier New" style:font-name-complex="Courier New"/>
    </style:style>
    <style:style style:name="T25" style:family="text">
      <style:text-properties fo:color="#000000" loext:opacity="100%" officeooo:rsid="00166f20" style:font-name-asian="Courier New" style:font-name-complex="Courier New"/>
    </style:style>
    <style:style style:name="T26" style:family="text">
      <style:text-properties fo:font-weight="normal" style:font-name-asian="Arial1" style:font-weight-asian="normal" style:font-name-complex="Arial1" style:font-weight-complex="normal"/>
    </style:style>
    <style:style style:name="T27" style:family="text">
      <style:text-properties style:font-name="Liberation Serif"/>
    </style:style>
    <style:style style:name="T28" style:family="text">
      <style:text-properties officeooo:rsid="000dd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Informe Técnico - Proyecto 0</text:span></text:p>
      <text:p text:style-name="P7"><text:span text:style-name="T28">Cristina Puyosa 23-10395 <text:s/>- <text:s/>Jean Sifontes</text:span><text:span text:style-name="T1"> 22-10387</text:span><text:span text:style-name="T28"> </text:span></text:p>
      <text:h text:style-name="P1" text:outline-level="1">P1. ¿Qué pasa si se llama free(cola) sin recorrer la lista primero?</text:h>
      <text:p text:style-name="P6"><text:span text:style-name="T2"><text:tab/>La variable </text:span><text:span text:style-name="T9">cola</text:span><text:span text:style-name="T2"> es de tipo </text:span><text:span text:style-name="T9">ColaRR</text:span><text:span text:style-name="T2">, una estructura que únicamente contiene un puntero </text:span><text:span text:style-name="T9">ultimo</text:span><text:span text:style-name="T2"> y un entero </text:span><text:span text:style-name="T9">size</text:span><text:span text:style-name="T2">. Hacer </text:span><text:span text:style-name="T9">free(cola)</text:span><text:span text:style-name="T2"> directamente </text:span><text:span text:style-name="T3">s</text:span><text:span text:style-name="T2">olo liberaría esos bytes, pero nunca los nodos individuales de tipo </text:span><text:span text:style-name="T9">Nodo</text:span><text:span text:style-name="T2"> que fueron creados con </text:span><text:span text:style-name="T9">malloc</text:span><text:span text:style-name="T2"> en </text:span><text:span text:style-name="T9">rr_encolar</text:span><text:span text:style-name="T2">. La memoria que queda sin liberar</text:span><text:span text:style-name="T26"> es la de cada nodo de la lista circular.</text:span><text:span text:style-name="T2"> Cada nodo ocupa </text:span><text:span text:style-name="T9">sizeof(Nodo)</text:span><text:span text:style-name="T2"> bytes en el heap (incluyendo </text:span><text:span text:style-name="T9">pid</text:span><text:span text:style-name="T2">, </text:span><text:span text:style-name="T9">nombre[50]</text:span><text:span text:style-name="T2">, </text:span><text:span text:style-name="T9">rafagas</text:span><text:span text:style-name="T2"> y el puntero </text:span><text:span text:style-name="T9">siguiente</text:span><text:span text:style-name="T2">). Si la cola tenía N procesos al momento de llamar </text:span><text:span text:style-name="T9">free(cola)</text:span><text:span text:style-name="T2"> sin recorrerla, N × sizeof(Nodo) bytes quedan huérfano</text:span><text:span text:style-name="T3">s,</text:span><text:span text:style-name="T2"> el programa perdió toda referencia a ellos. </text:span></text:p>
      <text:h text:style-name="P2" text:outline-level="1"><text:span text:style-name="T11">P2. Estad</text:span><text:span text:style-name="T12">o</text:span><text:span text:style-name="T11"> de la cola después de encolar PID 10, 20, 30 y desencolar uno</text:span></text:h>
      <text:p text:style-name="P9"><text:span text:style-name="T2"><text:tab/>Cada llamada a </text:span><text:span text:style-name="T9">rr_encolar</text:span><text:span text:style-name="T2"> reserva un nodo con </text:span><text:span text:style-name="T9">malloc</text:span><text:span text:style-name="T2"> y lo inserta al final de la lista circular. Después de las tres inserciones </text:span><text:span text:style-name="T8">e</text:span><text:span text:style-name="T2">l puntero “</text:span><text:span text:style-name="T4">ultimo”</text:span><text:span text:style-name="T2"> apunta al nodo de PID 30 (el último encolado). El frente de la cola </text:span><text:span text:style-name="T8">(</text:span><text:span text:style-name="T2">el proceso que recibirá la CPU primero</text:span><text:span text:style-name="T8">)</text:span><text:span text:style-name="T2"> se obtiene como “</text:span><text:span text:style-name="T10">ultimo-&gt;siguiente”</text:span><text:span text:style-name="T2">, que apunta a PID 10 </text:span><text:span text:style-name="T8">y </text:span><text:span text:style-name="T2">la cadena de punteros queda así:</text:span></text:p>
      <text:p text:style-name="P11"><text:span text:style-name="T24">PID 10 <text:s/></text:span><text:span text:style-name="T25">=&gt;</text:span><text:span text:style-name="T24"> <text:s/>PID 20 <text:s/></text:span><text:span text:style-name="T25">=&gt;</text:span><text:span text:style-name="T24"> <text:s/>PID 30 <text:s/></text:span><text:span text:style-name="T25">=&gt;</text:span><text:span text:style-name="T24"> <text:s/>(vuelve a PID 10)</text:span></text:p>
      <text:p text:style-name="P4"><text:span text:style-name="T2"><text:tab/>Desencolar retira siempre el </text:span><text:span text:style-name="T26">frente</text:span><text:span text:style-name="T2">, es decir, PID 10 </text:span><text:span text:style-name="T8">y el nodo</text:span><text:span text:style-name="T2"> queda desconectado de la lista. A partir de este momento cualquier acceso a ese puntero sería comportamiento indefinido. </text:span><text:span text:style-name="T5">e</text:span><text:span text:style-name="T2">l contador </text:span><text:span text:style-name="T9">cola-&gt;size</text:span><text:span text:style-name="T2"> se decrementa de 3 a 2 </text:span><text:span text:style-name="T5">y el estado resultante es: </text:span></text:p>
      <text:p text:style-name="P12"><text:span text:style-name="T16">PID 20 </text:span><text:span text:style-name="T17">=&gt;</text:span><text:span text:style-name="T16"> PID 30 </text:span><text:span text:style-name="T17">=&gt;</text:span><text:span text:style-name="T16"> (vuelve a PID 20) <text:s text:c="5"/>[PID 10 (Desconectado de la lista)]</text:span></text:p>
      <text:p text:style-name="P4"><text:span text:style-name="T2"><text:tab/>El puntero “</text:span><text:span text:style-name="T5">ultimo” </text:span><text:span text:style-name="T2">sigue apuntando al nodo de PID 30, que continúa siendo el último encolado (no cambió al desencolar el frente) </text:span><text:span text:style-name="T5">y e</text:span><text:span text:style-name="T2">l puntero “</text:span><text:span text:style-name="T5">ultimo -&gt; siguiente” </text:span><text:span text:style-name="T2">apunta a PID 20, que es el nuevo frente: el próximo proceso en recibir la CPU.</text:span></text:p>
      <text:h text:style-name="P1" text:outline-level="1">P3. ¿Por qué se usó for / while en rr_tick y rr_liberar?</text:h>
      <text:p text:style-name="P3"><text:span text:style-name="T2"><text:tab/>En </text:span><text:span text:style-name="T9">rr_liberar</text:span><text:span text:style-name="T2"> utilizamos un bucle </text:span><text:span text:style-name="T13">for</text:span><text:span text:style-name="T2"> controlado por </text:span><text:span text:style-name="T9">cola-&gt;ize</text:span><text:span text:style-name="T2">, </text:span><text:span text:style-name="T6">ya </text:span><text:span text:style-name="T2">que la cola es </text:span><text:span text:style-name="T11">circular</text:span><text:span text:style-name="T2">: no existe un nodo con </text:span><text:span text:style-name="T9">siguiente == NULL</text:span><text:span text:style-name="T2"> que señale el final. Si usáramos </text:span><text:span text:style-name="T9">while (actual != NULL)</text:span><text:span text:style-name="T2"> el bucle nunca terminaría, provocando un bucle infinito y acceso a memoria ya liberada Al conocer de antemano cuántos nodos hay (size), el for itera exactamente esa cantidad de veces, visita cada nodo una sola vez y libera la memoria de forma segura, sin importar la circularidad. Un </text:span><text:span text:style-name="T6">do-while </text:span><text:span text:style-name="T2">con centinela también funcionaría (guardando la dirección del primer nodo antes del bucle y comparando al final), pero requiere manejar explícitamente el caso cola vacía para no ejecutar el cuerpo ni una vez. El </text:span><text:span text:style-name="T9">for</text:span><text:span text:style-name="T2"> con size == 0 simplemente no itera, lo que lo hace más seguro y legible.</text:span></text:p>
      <text:p text:style-name="P3"><text:span text:style-name="T2"><text:tab/>En </text:span><text:span text:style-name="T9">rr_tick</text:span><text:span text:style-name="T2"> no se necesita un bucle: la función procesa exactamente un tick (un proceso en el frente), por lo que un bloque </text:span><text:span text:style-name="T9">if/else</text:span><text:span text:style-name="T2"> </text:span><text:span text:style-name="T7">para comprobar si la cola está vacía </text:span><text:span text:style-name="T2">es suficiente.</text:span></text:p>
      <text:h text:style-name="P1" text:outline-level="1">P4. Verificación del retorno de malloc</text:h>
      <text:p text:style-name="P8"><text:span text:style-name="T18"><text:tab/>En </text:span><text:span text:style-name="T21">rr_encolar</text:span><text:span text:style-name="T18">, </text:span><text:span text:style-name="T2">inmediatamente después de llamar a </text:span><text:span text:style-name="Source_20_Text"><text:span text:style-name="T27">malloc</text:span></text:span><text:span text:style-name="T2">, se verifica el retorno antes de acceder al nodo</text:span><text:span text:style-name="T18">. </text:span><text:span text:style-name="T19">M</text:span><text:span text:style-name="T21">alloc</text:span><text:span text:style-name="T18"> devuelve </text:span><text:span text:style-name="T21">NULL</text:span><text:span text:style-name="T18"> cuando el sistema no puede satisfacer la solicitud de memoria. Si se ignora ese chequeo y se continúa como si </text:span><text:span text:style-name="T21">nuevo</text:span><text:span text:style-name="T18"> fuera válido, la siguiente instrucción </text:span><text:span text:style-name="T21">strcpy(nuevo-&gt;nombre, nombre)</text:span><text:span text:style-name="T18"> desreferenciará un puntero nulo, lo que produce un </text:span><text:span text:style-name="T22">segmentation fault</text:span><text:span text:style-name="T18">. En un sistema operativo con poca memoria, esto podría causar la caída del planificador completo y la pérdida de todos los procesos en la cola.</text:span><text:span text:style-name="T20"> </text:span><text:span text:style-name="T18">Verificar el retorno de malloc es, por tanto, una práctica fundamental de programación en 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945in" fo:margin-bottom="0.111in" style:contextual-spacing="false"/>
      <style:text-properties fo:color="#1f3864" loext:opacity="100%" style:font-name="Arial" fo:font-family="Arial" style:font-family-generic="swiss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Paragraph" style:display-name="List Paragraph" style:family="paragraph"/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color="#2e75b6" loext:opacity="100%"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1T00:30:26.432497050</meta:creation-date>
    <dc:date>2026-05-11T19:15:30.960767507</dc:date>
    <meta:editing-duration>PT33M2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598" meta:character-count="3474" meta:non-whitespace-character-count="2868"/>
  </office:meta>
</office:document-meta>
</file>